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sentationSpaceResetMixingTriplet.PresentationSpaceResetMixingTriplet( byte backgroundMix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sentationSpaceResetMixingTriplet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sentationSpaceResetMixingTriplet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